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t1" text:anchor-type="as-char" svg:y="-0.619cm" svg:width="1.552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14:41:27.437783085</meta:creation-date>
    <dc:date>2023-09-20T14:42:58.978575125</dc:date>
    <meta:editing-duration>PT1M32S</meta:editing-duration>
    <meta:editing-cycles>1</meta:editing-cycles>
    <meta:document-statistic meta:table-count="0" meta:image-count="0" meta:object-count="1" meta:page-count="1" meta:paragraph-count="1" meta:word-count="0" meta:character-count="0" meta:non-whitespace-character-count="0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frac>
        <mi>π</mi>
        <mn>2</mn>
      </mfrac>
      <mo stretchy="false">+</mo>
      <mrow>
        <mi>a</mi>
        <mo stretchy="false">∗</mo>
        <mn>2</mn>
      </mrow>
    </mrow>
    <annotation encoding="StarMath 5.0">{π} over {2}  + { a } * 2 </annotation>
  </semantics>
</math>
</file>